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41cm"/>
    </style:style>
    <style:style style:name="co3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1019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specific_dir</text:p>
          </table:table-cell>
          <table:table-cell table:style-name="ce13" office:value-type="string" calcext:value-type="string">
            <text:p>del P (Pa)</text:p>
          </table:table-cell>
          <table:table-cell table:style-name="ce19" office:value-type="string" calcext:value-type="string">
            <text:p>del L (m)</text:p>
          </table:table-cell>
          <table:table-cell office:value-type="string" calcext:value-type="string">
            <text:p>del L measured (cm)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utput-Re{20}_u{0.15}_N0{50}_nu{0.375}_C1</text:p>
          </table:table-cell>
          <table:table-cell office:value-type="float" office:value="0.136" calcext:value-type="float">
            <text:p>0.136</text:p>
          </table:table-cell>
          <table:table-cell table:style-name="ce11" table:formula="of:=[.E4]/29" office:value-type="float" office:value="0.0896551724137931" calcext:value-type="float">
            <text:p>0.0896551724137931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utput-Re{20}_u{0.15}_N0{50}_nu{0.375}_C2</text:p>
          </table:table-cell>
          <table:table-cell table:style-name="ce11" office:value-type="string" calcext:value-type="string" table:number-columns-spanned="2" table:number-rows-spanned="1">
            <text:p>diverges</text:p>
          </table:table-cell>
          <table:covered-table-cell table:style-name="ce11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output-Re{20}_u{0.15}_N0{100}_nu{0.75}_C1</text:p>
          </table:table-cell>
          <table:table-cell office:value-type="float" office:value="0.136" calcext:value-type="float">
            <text:p>0.136</text:p>
          </table:table-cell>
          <table:table-cell table:style-name="ce11" table:formula="of:=[.E6]/29" office:value-type="float" office:value="0.0931034482758621" calcext:value-type="float">
            <text:p>0.0931034482758621</text:p>
          </table:table-cell>
          <table:table-cell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utput-Re{20}_u{0.15}_N0{100}_nu{0.75}_C2</text:p>
          </table:table-cell>
          <table:table-cell table:style-name="ce11" office:value-type="string" calcext:value-type="string" table:number-columns-spanned="2" table:number-rows-spanned="1">
            <text:p>diverges</text:p>
          </table:table-cell>
          <table:covered-table-cell table:style-name="ce11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output-Re{20}_u{0.15}_N0{200}_nu{1.5}_C1</text:p>
          </table:table-cell>
          <table:table-cell office:value-type="float" office:value="0.136" calcext:value-type="float">
            <text:p>0.136</text:p>
          </table:table-cell>
          <table:table-cell table:style-name="ce11" table:formula="of:=[.E8]/29" office:value-type="float" office:value="0.0948275862068966" calcext:value-type="float">
            <text:p>0.0948275862068966</text:p>
          </table:table-cell>
          <table:table-cell office:value-type="float" office:value="2.75" calcext:value-type="float">
            <text:p>2.75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utput-Re{20}_u{0.15}_N0{200}_nu{1.5}_C2</text:p>
          </table:table-cell>
          <table:table-cell table:style-name="ce11" office:value-type="string" calcext:value-type="string" table:number-columns-spanned="2" table:number-rows-spanned="1">
            <text:p>diverges</text:p>
          </table:table-cell>
          <table:covered-table-cell table:style-name="ce11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11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output-Re{20}_u{0.15}_N0{50}_nu{0.375}_bb</text:p>
          </table:table-cell>
          <table:table-cell office:value-type="float" office:value="0.138" calcext:value-type="float">
            <text:p>0.138</text:p>
          </table:table-cell>
          <table:table-cell table:style-name="ce11" table:formula="of:=[.E11]/29" office:value-type="float" office:value="0.0896551724137931" calcext:value-type="float">
            <text:p>0.0896551724137931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utput-Re{20}_u{0.15}_N0{50}_nu{0.375}_ns</text:p>
          </table:table-cell>
          <table:table-cell office:value-type="float" office:value="0.129" calcext:value-type="float">
            <text:p>0.129</text:p>
          </table:table-cell>
          <table:table-cell table:style-name="ce11" table:formula="of:=[.E12]/29" office:value-type="float" office:value="0.0827586206896552" calcext:value-type="float">
            <text:p>0.0827586206896552</text:p>
          </table:table-cell>
          <table:table-cell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utput-Re{20}_u{0.15}_N0{100}_nu{0.75}_bb</text:p>
          </table:table-cell>
          <table:table-cell office:value-type="float" office:value="0.138" calcext:value-type="float">
            <text:p>0.138</text:p>
          </table:table-cell>
          <table:table-cell table:style-name="ce11" table:formula="of:=[.E13]/29" office:value-type="float" office:value="0.0913793103448276" calcext:value-type="float">
            <text:p>0.0913793103448276</text:p>
          </table:table-cell>
          <table:table-cell office:value-type="float" office:value="2.65" calcext:value-type="float">
            <text:p>2.65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utput-Re{20}_u{0.15}_N0{100}_nu{0.75}_ns</text:p>
          </table:table-cell>
          <table:table-cell office:value-type="float" office:value="0.129" calcext:value-type="float">
            <text:p>0.129</text:p>
          </table:table-cell>
          <table:table-cell table:style-name="ce11" table:formula="of:=[.E14]/29" office:value-type="float" office:value="0.0844827586206897" calcext:value-type="float">
            <text:p>0.0844827586206897</text:p>
          </table:table-cell>
          <table:table-cell office:value-type="float" office:value="2.45" calcext:value-type="float">
            <text:p>2.45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utput-Re{20}_u{0.15}_N0{200}_nu{1.5}_bb</text:p>
          </table:table-cell>
          <table:table-cell office:value-type="float" office:value="0.137" calcext:value-type="float">
            <text:p>0.137</text:p>
          </table:table-cell>
          <table:table-cell table:style-name="ce11" table:formula="of:=[.E15]/29" office:value-type="float" office:value="0.0913793103448276" calcext:value-type="float">
            <text:p>0.0913793103448276</text:p>
          </table:table-cell>
          <table:table-cell office:value-type="float" office:value="2.65" calcext:value-type="float">
            <text:p>2.65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output-Re{20}_u{0.15}_N0{200}_nu{1.5}_ns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20" table:formula="of:=[.E16]/29" office:value-type="float" office:value="0.0827586206896552" calcext:value-type="float">
            <text:p>0.0827586206896552</text:p>
          </table:table-cell>
          <table:table-cell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table:formula="of:=(0.1172+0.1176)/2" office:value-type="float" office:value="0.1174" calcext:value-type="float">
            <text:p>0.1174</text:p>
          </table:table-cell>
          <table:table-cell table:formula="of:=(0.0842+0.0852)/2" office:value-type="float" office:value="0.0847" calcext:value-type="float">
            <text:p>0.084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6:49:17.463670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23:03:29.913494655</meta:creation-date>
    <dc:date>2022-06-01T16:49:40.532618058</dc:date>
    <meta:editing-duration>PT2H17M3S</meta:editing-duration>
    <meta:editing-cycles>24</meta:editing-cycles>
    <meta:generator>LibreOffice/7.3.3.2$Linux_X86_64 LibreOffice_project/30$Build-2</meta:generator>
    <meta:document-statistic meta:table-count="1" meta:cell-count="49" meta:object-count="0"/>
  </office:meta>
</office:document-meta>
</file>